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<text:tab/><text:tab/>1<text:tab/><text:tab/>11</text:p>
      <text:p text:style-name="Standard">2<text:tab/><text:tab/>31<text:tab/><text:tab/>14</text:p>
      <text:p text:style-name="Standard">3<text:tab/><text:tab/>31<text:tab/><text:tab/>12</text:p>
      <text:p text:style-name="Standard">4<text:tab/><text:tab/>36<text:tab/><text:tab/>31</text:p>
      <text:p text:style-name="Standard">5<text:tab/><text:tab/>32<text:tab/><text:tab/>31</text:p>
      <text:p text:style-name="Standard">6<text:tab/><text:tab/>11<text:tab/><text:tab/>10</text:p>
      <text:p text:style-name="Standard">7<text:tab/><text:tab/>10<text:tab/><text:tab/>12</text:p>
      <text:p text:style-name="Standard">8<text:tab/><text:tab/>13<text:tab/><text:tab/>14</text:p>
      <text:p text:style-name="Standard">9<text:tab/><text:tab/>13<text:tab/><text:tab/>2</text:p>
      <text:p text:style-name="Standard">10<text:tab/><text:tab/>1<text:tab/><text:tab/>2</text:p>
      <text:p text:style-name="Standard">11<text:tab/><text:tab/>14<text:tab/><text:tab/>15</text:p>
      <text:p text:style-name="Standard">12<text:tab/><text:tab/>15<text:tab/><text:tab/>26</text:p>
      <text:p text:style-name="Standard">13<text:tab/><text:tab/>37<text:tab/><text:tab/>36</text:p>
      <text:p text:style-name="Standard">14<text:tab/><text:tab/>32<text:tab/><text:tab/>33</text:p>
      <text:p text:style-name="Standard">15<text:tab/><text:tab/>16<text:tab/><text:tab/>15</text:p>
      <text:p text:style-name="Standard">16<text:tab/><text:tab/>15<text:tab/><text:tab/>28</text:p>
      <text:p text:style-name="Standard">17<text:tab/><text:tab/>26<text:tab/><text:tab/>25</text:p>
      <text:p text:style-name="Standard">18<text:tab/><text:tab/>26<text:tab/><text:tab/>27</text:p>
      <text:p text:style-name="Standard">19<text:tab/><text:tab/>10<text:tab/><text:tab/>9</text:p>
      <text:p text:style-name="Standard">20<text:tab/><text:tab/>10<text:tab/><text:tab/>29</text:p>
      <text:p text:style-name="Standard">21<text:tab/><text:tab/>17<text:tab/><text:tab/>16</text:p>
      <text:p text:style-name="Standard">22<text:tab/><text:tab/>2<text:tab/><text:tab/>17</text:p>
      <text:p text:style-name="Standard">23<text:tab/><text:tab/>2<text:tab/><text:tab/>3</text:p>
      <text:p text:style-name="Standard">24<text:tab/><text:tab/>33<text:tab/><text:tab/>34</text:p>
      <text:p text:style-name="Standard">25<text:tab/><text:tab/>37<text:tab/><text:tab/>38</text:p>
      <text:p text:style-name="Standard">26<text:tab/><text:tab/>28<text:tab/><text:tab/>24</text:p>
      <text:p text:style-name="Standard">27<text:tab/><text:tab/>25<text:tab/><text:tab/>24</text:p>
      <text:p text:style-name="Standard">28<text:tab/><text:tab/>27<text:tab/><text:tab/>8</text:p>
      <text:p text:style-name="Standard">29<text:tab/><text:tab/>9<text:tab/><text:tab/>8</text:p>
      <text:p text:style-name="Standard">30<text:tab/><text:tab/>29<text:tab/><text:tab/>30</text:p>
      <text:p text:style-name="Standard">31<text:tab/><text:tab/>8<text:tab/><text:tab/>39</text:p>
      <text:p text:style-name="Standard">32<text:tab/><text:tab/>8<text:tab/><text:tab/>7</text:p>
      <text:p text:style-name="Standard">33<text:tab/><text:tab/>17<text:tab/><text:tab/>18</text:p>
      <text:p text:style-name="Standard">34<text:tab/><text:tab/>30<text:tab/><text:tab/>18</text:p>
      <text:p text:style-name="Standard">35<text:tab/><text:tab/>38<text:tab/><text:tab/>35</text:p>
      <text:p text:style-name="Standard">36<text:tab/><text:tab/>34<text:tab/><text:tab/>35</text:p>
      <text:p text:style-name="Standard">37<text:tab/><text:tab/>24<text:tab/><text:tab/>23</text:p>
      <text:p text:style-name="Standard">38<text:tab/><text:tab/>4<text:tab/><text:tab/>3</text:p>
      <text:p text:style-name="Standard">39<text:tab/><text:tab/>18<text:tab/><text:tab/>4</text:p>
      <text:p text:style-name="Standard">40<text:tab/><text:tab/>18<text:tab/><text:tab/>19</text:p>
      <text:p text:style-name="Standard">41<text:tab/><text:tab/>19<text:tab/><text:tab/>20</text:p>
      <text:p text:style-name="Standard">42<text:tab/><text:tab/>35<text:tab/><text:tab/>20</text:p>
      <text:p text:style-name="Standard">43<text:tab/><text:tab/>20<text:tab/><text:tab/>21</text:p>
      <text:p text:style-name="Standard">44<text:tab/><text:tab/>21<text:tab/><text:tab/>39</text:p>
      <text:p text:style-name="Standard">45<text:tab/><text:tab/>5<text:tab/><text:tab/>4</text:p>
      <text:p text:style-name="Standard">46<text:tab/><text:tab/>21<text:tab/><text:tab/>23</text:p>
      <text:p text:style-name="Standard">47<text:tab/><text:tab/>21<text:tab/><text:tab/>22</text:p>
      <text:p text:style-name="Standard">48<text:tab/><text:tab/>22<text:tab/><text:tab/>6</text:p>
      <text:p text:style-name="Standard">49<text:tab/><text:tab/>5<text:tab/><text:tab/>6</text:p>
      <text:p text:style-name="Standard"><text:soft-page-break/>50<text:tab/><text:tab/>7<text:tab/><text:tab/>6</text:p>
      <text:p text:style-name="Standard">51<text:tab/><text:tab/>7<text:tab/><text:tab/>4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th Ryan</meta:initial-creator>
    <meta:creation-date>2014-04-08T15:54:13</meta:creation-date>
    <dc:date>2014-04-09T10:49:19</dc:date>
    <dc:creator>Syth Ryan</dc:creator>
    <meta:editing-duration>PT21M3S</meta:editing-duration>
    <meta:editing-cycles>3</meta:editing-cycles>
    <meta:generator>LibreOffice/3.4$Linux LibreOffice_project/340m1$Build-502</meta:generator>
    <meta:printed-by>Syth Ryan</meta:printed-by>
    <meta:print-date>2014-04-09T10:49:07</meta:print-date>
    <meta:document-statistic meta:table-count="0" meta:image-count="0" meta:object-count="0" meta:page-count="2" meta:paragraph-count="51" meta:word-count="153" meta:character-count="476" meta:non-whitespace-character-count="272"/>
  </office:meta>
</office:document-meta>
</file>